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end" style:justify-single-word="false"/>
      <style:text-properties style:font-name="Calibri" fo:font-size="14pt" style:text-underline-style="solid" style:text-underline-width="auto" style:text-underline-color="font-color" fo:font-weight="bold" officeooo:rsid="000607be" officeooo:paragraph-rsid="000607be" style:font-size-asian="14pt" style:font-weight-asian="bold" style:font-size-complex="14pt" style:font-weight-complex="bold"/>
    </style:style>
    <style:style style:name="P2" style:family="paragraph" style:parent-style-name="Standard">
      <style:paragraph-properties fo:text-align="end" style:justify-single-word="false"/>
      <style:text-properties style:font-name="Calibri" style:text-underline-style="solid" style:text-underline-width="auto" style:text-underline-color="font-color" officeooo:paragraph-rsid="000607be"/>
    </style:style>
    <style:style style:name="P3" style:family="paragraph" style:parent-style-name="Standard">
      <style:paragraph-properties fo:text-align="center" style:justify-single-word="false"/>
      <style:text-properties style:font-name="Calibri" fo:font-size="15pt" style:text-underline-style="solid" style:text-underline-width="auto" style:text-underline-color="font-color" fo:font-weight="bold" officeooo:rsid="000607be" officeooo:paragraph-rsid="000607be" style:font-size-asian="13.1000003814697pt" style:font-weight-asian="bold" style:font-size-complex="15pt" style:font-weight-complex="bold"/>
    </style:style>
    <style:style style:name="P4" style:family="paragraph" style:parent-style-name="Standard">
      <style:paragraph-properties fo:text-align="center" style:justify-single-word="false"/>
      <style:text-properties style:font-name="Calibri" fo:font-size="15pt" style:text-underline-style="solid" style:text-underline-width="auto" style:text-underline-color="font-color" fo:font-weight="bold" officeooo:rsid="000623ae" officeooo:paragraph-rsid="000623ae" style:font-size-asian="13.1000003814697pt" style:font-weight-asian="bold" style:font-size-complex="15pt" style:font-weight-complex="bold"/>
    </style:style>
    <style:style style:name="P5" style:family="paragraph" style:parent-style-name="Standard">
      <style:paragraph-properties fo:text-align="end" style:justify-single-word="false"/>
      <style:text-properties officeooo:paragraph-rsid="000607b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paragraph-properties fo:text-align="justify" style:justify-single-word="false"/>
      <style:text-properties style:font-name="Calibri" fo:font-size="12pt" style:text-underline-style="none" fo:font-weight="normal" officeooo:rsid="000607be" officeooo:paragraph-rsid="000607be" style:font-size-asian="10.5pt" style:font-weight-asian="normal" style:font-size-complex="12pt" style:font-weight-complex="normal"/>
    </style:style>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2">
      <style:paragraph-properties fo:margin-top="0in" fo:margin-bottom="0in" loext:contextual-spacing="false"/>
    </style:style>
    <style:style style:name="P14" style:family="paragraph" style:parent-style-name="Text_20_body" style:list-style-name="L4">
      <style:paragraph-properties fo:margin-top="0in" fo:margin-bottom="0in" loext:contextual-spacing="false"/>
    </style:style>
    <style:style style:name="P15" style:family="paragraph" style:parent-style-name="Text_20_body" style:list-style-name="L6">
      <style:paragraph-properties fo:margin-top="0in" fo:margin-bottom="0in" loext:contextual-spacing="false"/>
    </style:style>
    <style:style style:name="P16" style:family="paragraph" style:parent-style-name="Preformatted_20_Text" style:list-style-name="L5"/>
    <style:style style:name="P17" style:family="paragraph" style:parent-style-name="Preformatted_20_Text" style:list-style-name="L1">
      <style:paragraph-properties fo:margin-top="0in" fo:margin-bottom="0.1965in" loext:contextual-spacing="false"/>
    </style:style>
    <style:style style:name="P18" style:family="paragraph" style:parent-style-name="Preformatted_20_Text" style:list-style-name="L5">
      <style:paragraph-properties fo:margin-top="0in" fo:margin-bottom="0.1965in" loext:contextual-spacing="false"/>
    </style:style>
    <style:style style:name="T1" style:family="text">
      <style:text-properties officeooo:rsid="0006579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aron Andal</text:p>
      <text:p text:style-name="P1">M05 – Fonaments de maquinari</text:p>
      <text:p text:style-name="P5"/>
      <text:p text:style-name="P2"/>
      <text:p text:style-name="P4">SOLUCIO <text:span text:style-name="T1">HISTORIA DELS ORDINADORS</text:span></text:p>
      <text:p text:style-name="P3"/>
      <text:p text:style-name="P8">Amb ajuda d'internet i sobretot de l'article que teniu al final responeu a les següents preguntes:</text:p>
      <text:list xml:id="list2072180750176921501" text:style-name="L3">
        <text:list-item>
          <text:p text:style-name="P9">Digués a quina generació d'ordinadors pertanyen aquests elements: </text:p>
        </text:list-item>
      </text:list>
      <text:list xml:id="list8153745648010407044" text:style-name="L4">
        <text:list-item>
          <text:p text:style-name="P14">Vàlvules al buit <text:span text:style-name="Strong_20_Emphasis">1a gen</text:span> </text:p>
        </text:list-item>
        <text:list-item>
          <text:p text:style-name="P14">Microprocessador <text:span text:style-name="Strong_20_Emphasis">4a gen</text:span> </text:p>
        </text:list-item>
        <text:list-item>
          <text:p text:style-name="P14">Circuits integrats <text:span text:style-name="Strong_20_Emphasis">3a gen</text:span> </text:p>
        </text:list-item>
        <text:list-item>
          <text:p text:style-name="P10">Transistors <text:span text:style-name="Strong_20_Emphasis">2a gen</text:span> </text:p>
        </text:list-item>
      </text:list>
      <text:list xml:id="list5684897813358040094" text:style-name="L5">
        <text:list-item>
          <text:p text:style-name="P11">Qui està considerat per molts com l'inventor de la famosa <text:span text:style-name="Emphasis">màquina analítica</text:span>: el primer ordinador automàtic i programable? Va aconseguir implementar-la?</text:p>
          <text:p text:style-name="P11">El britànic Charles Babbage. I no, no va aconseguir implementar-la completament.</text:p>
        </text:list-item>
        <text:list-item>
          <text:p text:style-name="P11">Que era/és el disquet (<text:span text:style-name="Emphasis">floppy disk</text:span>)? Quina empresa el va inventar?</text:p>
          <text:p text:style-name="P11">El disquet o disc flexible era/és un dispositiu d'emmagatzemament de dades que permet la gravació/lectura de dades. Va ser inventat l'any 1977 per IBM</text:p>
        </text:list-item>
        <text:list-item>
          <text:p text:style-name="P11">A més d'IBM a quina altra empresa li devem en gran mesura l'existència de l'ordinador personal? A principis dels 90 va estar a punt de fer fallida. Avui en dia és HP.</text:p>
          <text:p text:style-name="P11">Digital Equipment Corporation</text:p>
        </text:list-item>
        <text:list-item>
          <text:p text:style-name="P11">Quin <text:span text:style-name="Emphasis">mètode</text:span> de connexió de xarxes es va crear al centre d'investigació de Xerox al 1973?</text:p>
        </text:list-item>
        <text:list-item>
          <text:p text:style-name="P11">Un projecte finançat per l'Agència de Projectes d'Investigació Avançada en Defensa (ARPA) tenia com a objecte que les comunicacions militars es mantinguessin segures en cas de guerra, quan els trams d'una xarxa podien ser destruïts. Les primeres xarxes militars que provenien del Projecte *Whirlwind tenien unitats de comandament central, i per això era possible atacar al centre de control de la xarxa. Aquestes unitats es trobaven en edificis sense finestres, reforçats amb estructures de formigó, però si sofrien danys la xarxa deixava de funcionar.</text:p>
          <text:p text:style-name="P11">ARPA va finançar la labor d'un grup d'investigadors que van desenvolupar una alternativa en la qual es va dividir la informació en paquets, cadascun els quals rebia l'adreça d'un ordinador receptor i circulaven a través de la xarxa d'ordinadors. Si un o més ordinadors a la xarxa no funcionaven, el sistema trobaria una altra ruta. El receptor reunia els paquets i els convertia en una còpia fidel del document original que havia transmès. Que acabava de nèixer?</text:p>
          <text:p text:style-name="P11">Estrictament parlant ARPANET, al 1971 comptava amb quinze nodes de commutació repartits per tot el país i en els nou anys següents va créixer amb gran rapidesa. Tot i que inicialment <text:soft-page-break/>servia per intercanviar dades, poc després es va començar a intercanviar missatges i amb ajuda del caràcter @ va nèixer el correu electrònic (1973). Poc després ARPANET es separaba en una xarxa militar i una altra civil. Aquesta xarxa civil era una barreja de diferents tipus de xarxes, aquesta interconnexió de xarxes heterogèneas va donar lloc a Internet.</text:p>
        </text:list-item>
        <text:list-item>
          <text:p text:style-name="P11">Quin conjunt de protocols, que es van crear al CERN, permetien un accès flexible i generalitzat a la informació emmagatzemada a la xarxa en diferents formats? Qui va ser el seu principal creador?</text:p>
          <text:p text:style-name="P11">World Wide Web. Tim Berners-Lee</text:p>
        </text:list-item>
        <text:list-item>
          <text:p text:style-name="P11">Fes un diagrama de l'arquitectura de Von Neumann:</text:p>
          <text:p text:style-name="P11"><draw:frame draw:style-name="fr1" draw:name="Image1" text:anchor-type="as-char" svg:width="0.7862in" svg:height="0.3929in" draw:z-index="0"><draw:image xlink:href="https://moodle.escoladeltreball.org/pluginfile.php/101662/mod_resource/content/3/2000px-Von_Neumann_Architecture.svg.png" xlink:type="simple" xlink:show="embed" xlink:actuate="onLoad"/><svg:title>Imatge diagrama de l'arquitectura de Von Neuman</svg:title></draw:frame></text:p>
          <text:p text:style-name="P16"><text:span text:style-name="Source_20_Text"><text:s text:c="35"/>+--------------------------------+</text:span></text:p>
          <text:p text:style-name="P16"><text:span text:style-name="Source_20_Text"><text:s text:c="35"/>| <text:s text:c="3"/>Unitat Central de Procés <text:s text:c="3"/>|</text:span></text:p>
          <text:p text:style-name="P16"><text:span text:style-name="Source_20_Text"><text:s text:c="35"/>| <text:s text:c="31"/>|</text:span></text:p>
          <text:p text:style-name="P16"><text:span text:style-name="Source_20_Text"><text:s text:c="35"/>| +----------------------------+ |</text:span></text:p>
          <text:p text:style-name="P16"><text:span text:style-name="Source_20_Text"><text:s text:c="35"/>| | <text:s text:c="27"/>| |</text:span></text:p>
          <text:p text:style-name="P16"><text:span text:style-name="Source_20_Text">+------------+ <text:s text:c="4"/>| | <text:s text:c="4"/>Unitat de Control <text:s text:c="5"/>| | <text:s text:c="3"/>+------------+</text:span></text:p>
          <text:p text:style-name="P16"><text:span text:style-name="Source_20_Text">| Dispositiu | <text:s text:c="4"/>| +----------------------------+ +---&gt;+ Dispositiu |</text:span></text:p>
          <text:p text:style-name="P16"><text:span text:style-name="Source_20_Text">| d'entrada <text:s/>+---&gt; | +----------------------------+ | <text:s text:c="3"/>| de sortida |</text:span></text:p>
          <text:p text:style-name="P16"><text:span text:style-name="Source_20_Text">+------------+ <text:s text:c="4"/>| | <text:s text:c="27"/>| | <text:s text:c="3"/>+------------+</text:span></text:p>
          <text:p text:style-name="P16"><text:span text:style-name="Source_20_Text"><text:s text:c="35"/>| | <text:s/>Unitat aritmetico-lògica <text:s/>| |</text:span></text:p>
          <text:p text:style-name="P16"><text:span text:style-name="Source_20_Text"><text:s text:c="35"/>| | <text:s text:c="27"/>| |</text:span></text:p>
          <text:p text:style-name="P16"><text:span text:style-name="Source_20_Text"><text:s text:c="35"/>| +----------------------------+ |</text:span></text:p>
          <text:p text:style-name="P16"><text:span text:style-name="Source_20_Text"><text:s text:c="35"/>+--------------------------------+</text:span></text:p>
          <text:p text:style-name="P16"><text:span text:style-name="Source_20_Text"><text:s text:c="64"/>| <text:s text:c="2"/>^</text:span></text:p>
          <text:p text:style-name="P16"><text:span text:style-name="Source_20_Text"><text:s text:c="64"/>| <text:s text:c="2"/>|</text:span></text:p>
          <text:p text:style-name="P16"><text:span text:style-name="Source_20_Text"><text:s text:c="64"/>| <text:s text:c="2"/>|</text:span></text:p>
          <text:p text:style-name="P16"><text:span text:style-name="Source_20_Text"><text:s text:c="64"/>| <text:s text:c="2"/>|</text:span></text:p>
          <text:p text:style-name="P16"><text:span text:style-name="Source_20_Text"><text:s text:c="64"/>v <text:s text:c="2"/>|</text:span></text:p>
          <text:p text:style-name="P16"><text:span text:style-name="Source_20_Text"><text:s text:c="50"/>+-----+---+-------+</text:span></text:p>
          <text:p text:style-name="P16"><text:span text:style-name="Source_20_Text"><text:s text:c="50"/>|Unitat de memòria|</text:span></text:p>
          <text:p text:style-name="P16"><text:span text:style-name="Source_20_Text"><text:s text:c="50"/>+-----------------+</text:span></text:p>
          <text:p text:style-name="P18"/>
        </text:list-item>
        <text:list-item>
          <text:p text:style-name="P11">Quin és l'origen de la paraula <text:span text:style-name="Emphasis">informàtica</text:span>?</text:p>
          <text:p text:style-name="P11">Informàtica és un acrònim de les paraules franceses <text:span text:style-name="Emphasis">information</text:span> i <text:span text:style-name="Emphasis">automatique</text:span> (informació automàtica).</text:p>
        </text:list-item>
      </text:list>
      <text:p text:style-name="Text_20_body">Links:</text:p>
      <text:list xml:id="list6097123395915568677" text:style-name="L6">
        <text:list-item>
          <text:p text:style-name="P15"><text:a xlink:type="simple" xlink:href="https://www.bbvaopenmind.com/articulo/historia-de-la-informatica" text:style-name="Internet_20_link" text:visited-style-name="Visited_20_Internet_20_Link">Història de la informàtica</text:a> </text:p>
        </text:list-item>
        <text:list-item>
          <text:p text:style-name="P12"><text:a xlink:type="simple" xlink:href="http://asciiflow.com/" text:style-name="Internet_20_link" text:visited-style-name="Visited_20_Internet_20_Link">Eina per fer diagrames amb format ascii</text:a> </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ca" fo:country="E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5T13:47:44.438467924</meta:creation-date>
    <dc:date>2017-11-02T12:25:08.676263686</dc:date>
    <meta:editing-duration>PT4M13S</meta:editing-duration>
    <meta:editing-cycles>4</meta:editing-cycles>
    <meta:generator>LibreOffice/5.1.6.2.0$Linux_X86_64 LibreOffice_project/10$Build-2</meta:generator>
    <meta:document-statistic meta:table-count="0" meta:image-count="1" meta:object-count="0" meta:page-count="2" meta:paragraph-count="49" meta:word-count="604" meta:character-count="4586" meta:non-whitespace-character-count="3107"/>
  </office:meta>
</office:document-meta>
</file>